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12pt" officeooo:rsid="00180427" officeooo:paragraph-rsid="00180427" style:font-size-asian="10.5pt" style:font-size-complex="12pt"/>
    </style:style>
    <style:style style:name="P2" style:family="paragraph" style:parent-style-name="Text_20_body">
      <style:text-properties fo:font-size="12pt" officeooo:rsid="00180427" officeooo:paragraph-rsid="00180427" style:font-size-asian="10.5pt"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38cd" officeooo:paragraph-rsid="001938c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38cd" officeooo:paragraph-rsid="001938c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officeooo:paragraph-rsid="00180427"/>
    </style:style>
    <style:style style:name="P7" style:family="paragraph" style:parent-style-name="Text_20_body">
      <style:text-properties officeooo:rsid="001938cd"/>
    </style:style>
    <style:style style:name="P8" style:family="paragraph" style:parent-style-name="Heading_20_1">
      <style:text-properties officeooo:rsid="00180427" officeooo:paragraph-rsid="00180427"/>
    </style:style>
    <style:style style:name="P9" style:family="paragraph" style:parent-style-name="Heading_20_2">
      <style:text-properties officeooo:rsid="00180427" officeooo:paragraph-rsid="00180427"/>
    </style:style>
    <style:style style:name="P10" style:family="paragraph" style:parent-style-name="Text_20_body">
      <style:text-properties officeooo:rsid="001938cd"/>
    </style:style>
    <style:style style:name="P11" style:family="paragraph" style:parent-style-name="Text_20_body">
      <style:text-properties officeooo:rsid="001938cd" officeooo:paragraph-rsid="001f636d"/>
    </style:style>
    <style:style style:name="T1" style:family="text">
      <style:text-properties officeooo:rsid="00180427"/>
    </style:style>
    <style:style style:name="T2" style:family="text">
      <style:text-properties fo:color="#000000" loext:opacity="100%" fo:font-size="12pt" officeooo:rsid="00180427" style:font-size-asian="10.5pt" style:font-size-complex="12pt"/>
    </style:style>
    <style:style style:name="T3" style:family="text">
      <style:text-properties fo:color="#ffbf00" loext:opacity="100%" fo:font-size="12pt" officeooo:rsid="00180427" style:font-size-asian="10.5pt" style:font-size-complex="12pt"/>
    </style:style>
    <style:style style:name="T4" style:family="text">
      <style:text-properties fo:color="#ff8000" loext:opacity="100%" officeooo:rsid="00180427"/>
    </style:style>
    <style:style style:name="T5" style:family="text">
      <style:text-properties fo:color="#ff0000" loext:opacity="100%" officeooo:rsid="00180427"/>
    </style:style>
    <style:style style:name="T6" style:family="text">
      <style:text-properties fo:color="#800080" loext:opacity="100%" officeooo:rsid="001804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CATS </text:span>Vulnerability Scan</text:p>
      <text:p text:style-name="P1"/>
      <text:p text:style-name="P1">Scan: Nmap -sV –script=vulners <text:tab/><text:tab/><text:tab/><text:tab/><text:tab/>Number of Vulnerabilities Found: <text:bookmark text:name="Total_CVEs"/></text:p>
      <text:p text:style-name="P1"/>
      <text:h text:style-name="Heading_20_1" text:outline-level="1">Executive Summary:</text:h>
      <text:p text:style-name="P6"><text:span text:style-name="T1">We are pleased to announce the successful completion of you vulnerability scan. </text:span>The results have been meticulously documented in the scan results section of our report. This includes a detailed breakdown of each vulnerability, its potential impact, and specific recommendations for mitigation. It is imperative that <text:span text:style-name="T1">you </text:span>review the "Scan Results" section of the report with utmost attention. The section not only details the vulnerabilities identified but also provides clear and concise directives for addressing these issues. Following these directions is crucial for enhancing <text:span text:style-name="T1">y</text:span>our <text:span text:style-name="T1">system</text:span>'s security and resilience against <text:span text:style-name="T1">hacker’s</text:span>.</text:p>
      <text:h text:style-name="P8" text:outline-level="1">Appendix:</text:h>
      <text:h text:style-name="P9" text:outline-level="2">CVE:</text:h>
      <text:p text:style-name="P6"><text:span text:style-name="T1">A CVE, or Common Vulnerabilities and Exposures, is a label for a specific weak spot in computer software. This would be related to giving a name to a particular type of the flu. </text:span>Each CVE has a unique number, so people can easily talk about that specific problem without confusion. This number looks like "CVE-YYYY-NNNNN". “<text:span text:style-name="T1">YYYY” is the year that the problem was discovered or reported. “NNNNN” is the unique number that is given to the problem, sort of like an ID. In the results section, you will see the CVE displayed. Underneath the CVE you will find a description of the problem and any recommended actions we believe you should take to strength your system’s security.</text:span></text:p>
      <text:h text:style-name="Heading_20_2" text:outline-level="2">CVSS Score:</text:h>
      <text:p text:style-name="P2">The CVSS score is a system for grading how serious a computer problem is, similar to how we grade how bad a storm might be. This is displayed as number from 0 to 10. In the results section, you will see these scores displayed to give you a better understanding of the seriousness of the vulnerability.</text:p>
      <text:p text:style-name="P6"><text:span text:style-name="T3">Low</text:span><text:span text:style-name="T2">: This is for </text:span>score<text:span text:style-name="T1">s</text:span> <text:span text:style-name="T1">between</text:span> 0-3.9. These are small problems that might not need immediate fixing.</text:p>
      <text:p text:style-name="P6"><text:span text:style-name="T4">Medium</text:span><text:span text:style-name="T1">: </text:span><text:span text:style-name="T2">This is for </text:span><text:span text:style-name="T1">scores between</text:span> 4-6.9. These are bigger problems. They might not cause a lot of trouble right away, but they should be fixed soon.</text:p>
      <text:p text:style-name="P6"><text:span text:style-name="T5">High</text:span><text:span text:style-name="T1">: </text:span><text:span text:style-name="T2">This is for </text:span><text:span text:style-name="T1">scores between </text:span>7-8.9. These are serious problems that can cause a lot of damage, and they should be fixed quickly.</text:p>
      <text:p text:style-name="P6"><text:span text:style-name="T6">Critical</text:span><text:span text:style-name="T1">: </text:span><text:span text:style-name="T2">This is for </text:span>score<text:span text:style-name="T1">s</text:span> <text:span text:style-name="T1">between</text:span> 9-10. These are very dangerous problems that can cause a lot of harm and should be fixed immediately.</text:p>
      <text:h text:style-name="Heading_20_1" text:outline-level="1"><text:soft-page-break/><text:span text:style-name="T1">Scan </text:span>Results:</text:h>
      <table:table table:name="Table1" table:style-name="Table1" table:template-name="Default Style">
        <table:table-column table:style-name="Table1.A"/>
        <table:table-column table:style-name="Table1.B"/>
        <table:table-row>
          <table:table-cell table:style-name="Table1.A1" table:number-columns-spanned="2" office:value-type="string">
            <text:p text:style-name="P5">Number of Vulnerabilities by CVSS Score</text:p>
          </table:table-cell>
          <table:covered-table-cell/>
        </table:table-row>
        <table:table-row>
          <table:table-cell table:style-name="Table1.A2" office:value-type="string">
            <text:p text:style-name="P4">Critical</text:p>
          </table:table-cell>
          <table:table-cell table:style-name="Table1.B2" office:value-type="string">
            <text:p text:style-name="P3"><text:bookmark text:name="Critical_Vulnerabilities"/></text:p>
          </table:table-cell>
        </table:table-row>
        <table:table-row>
          <table:table-cell table:style-name="Table1.A2" office:value-type="string">
            <text:p text:style-name="P4">High</text:p>
          </table:table-cell>
          <table:table-cell table:style-name="Table1.B2" office:value-type="string">
            <text:p text:style-name="P3"><text:bookmark text:name="High_Vulnerabilities"/></text:p>
          </table:table-cell>
        </table:table-row>
        <table:table-row>
          <table:table-cell table:style-name="Table1.A2" office:value-type="string">
            <text:p text:style-name="P4">Medium</text:p>
          </table:table-cell>
          <table:table-cell table:style-name="Table1.B2" office:value-type="string">
            <text:p text:style-name="P3"><text:bookmark text:name="Medium_Vulnerabilities"/></text:p>
          </table:table-cell>
        </table:table-row>
        <table:table-row>
          <table:table-cell table:style-name="Table1.A2" office:value-type="string">
            <text:p text:style-name="P4">Low</text:p>
          </table:table-cell>
          <table:table-cell table:style-name="Table1.B2" office:value-type="string">
            <text:p text:style-name="P3"><text:bookmark text:name="Low_Vulnerabilities"/></text:p>
          </table:table-cell>
        </table:table-row>
      </table:table>
      <text:p text:style-name="P7"/>
      <text:p text:style-name="P7"><text:bookmark text:name="CVE1"/><text:s/></text:p>
      <text:p text:style-name="P7"><text:bookmark text:name="CVE_Desc_1"/><text:s/></text:p>
      <text:p text:style-name="P7"/>
      <text:p text:style-name="P7"><text:bookmark text:name="CVE2"/><text:s/></text:p>
      <text:p text:style-name="P7"><text:bookmark text:name="CVE_Desc_2"/><text:s/></text:p>
      <text:p text:style-name="P7"/>
      <text:p text:style-name="P7"><text:bookmark text:name="CVE3"/><text:s/></text:p>
      <text:p text:style-name="P7"><text:bookmark text:name="CVE_Desc_3"/><text:s/></text:p>
      <text:p text:style-name="P7"/>
      <text:p text:style-name="P7"><text:bookmark text:name="CVE4"/><text:s/></text:p>
      <text:p text:style-name="P7"><text:bookmark text:name="CVE_Desc_4"/><text:s/></text:p>
      <text:p text:style-name="P7"/>
      <text:p text:style-name="P11"><text:bookmark text:name="CVE5"/><text:s/></text:p>
      <text:p text:style-name="P11"><text:bookmark text:name="CVE_Desc_5"/><text:s/></text:p>
      <text:p text:style-name="P11"><text:s/></text:p>
      <text:p text:style-name="P11"><text:bookmark text:name="CVE6"/><text:s/></text:p>
      <text:p text:style-name="P11"><text:bookmark text:name="CVE_Desc_6"/><text:s/></text:p>
      <text:p text:style-name="P11"/>
      <text:p text:style-name="P11"><text:bookmark text:name="CVE7"/><text:s/></text:p>
      <text:p text:style-name="P11"><text:bookmark text:name="CVE_Desc_7"/><text:s/></text:p>
      <text:p text:style-name="P11"/>
      <text:p text:style-name="P11"><text:bookmark text:name="CVE8"/><text:s/></text:p>
      <text:p text:style-name="P11"><text:bookmark text:name="CVE_Desc_8"/><text:s/></text:p>
      <text:p text:style-name="P11"><text:soft-page-break/></text:p>
      <text:p text:style-name="P11"><text:bookmark text:name="CVE9"/><text:s/></text:p>
      <text:p text:style-name="P11"><text:bookmark text:name="CVE_Desc_9"/><text:s/></text:p>
      <text:p text:style-name="P11"/>
      <text:p text:style-name="P11"><text:bookmark text:name="CVE10"/><text:s/></text:p>
      <text:p text:style-name="P11"><text:bookmark text:name="CVE_Desc_10"/><text:s/></text:p>
      <text:p text:style-name="P11"/>
      <text:p text:style-name="P11"><text:bookmark text:name="CVE11"/><text:s/></text:p>
      <text:p text:style-name="P11"><text:bookmark text:name="CVE_Desc_11"/><text:s/></text:p>
      <text:p text:style-name="P11"/>
      <text:p text:style-name="P11"><text:bookmark text:name="CVE12"/><text:s/></text:p>
      <text:p text:style-name="P11"><text:bookmark text:name="CVE_Desc_12"/><text:s/></text:p>
      <text:p text:style-name="P11"/>
      <text:p text:style-name="P11"><text:bookmark text:name="CVE13"/><text:s/></text:p>
      <text:p text:style-name="P11"><text:bookmark text:name="CVE_Desc_13"/><text:s/></text:p>
      <text:p text:style-name="P11"/>
      <text:p text:style-name="P11"><text:bookmark text:name="CVE14"/><text:s/></text:p>
      <text:p text:style-name="P11"><text:bookmark text:name="CVE_Desc_14"/><text:s/></text:p>
      <text:p text:style-name="P11"/>
      <text:p text:style-name="P11"><text:bookmark text:name="CVE15"/><text:s/></text:p>
      <text:p text:style-name="P11"><text:bookmark text:name="CVE_Desc_15"/><text:s/></text:p>
      <text:p text:style-name="P11"/>
      <text:p text:style-name="P11"><text:bookmark text:name="CVE16"/><text:s/></text:p>
      <text:p text:style-name="P11"><text:bookmark text:name="CVE_Desc_16"/><text:s/></text:p>
      <text:p text:style-name="P11"/>
      <text:p text:style-name="P11"><text:bookmark text:name="CVE17"/><text:s/></text:p>
      <text:p text:style-name="P11"><text:bookmark text:name="CVE_Desc_17"/><text:s/></text:p>
      <text:p text:style-name="P11"/>
      <text:p text:style-name="P11"><text:bookmark text:name="CVE18"/><text:s/></text:p>
      <text:p text:style-name="P11"><text:bookmark text:name="CVE_Desc_18"/><text:s/></text:p>
      <text:p text:style-name="P11"><text:soft-page-break/></text:p>
      <text:p text:style-name="P11"><text:bookmark text:name="CVE19"/><text:s/></text:p>
      <text:p text:style-name="P11"><text:bookmark text:name="CVE_Desc_19"/><text:s/></text:p>
      <text:p text:style-name="P11"/>
      <text:p text:style-name="P11"><text:bookmark text:name="CVE20"/><text:s/></text:p>
      <text:p text:style-name="P11"><text:bookmark text:name="CVE_Desc_20"/><text:s/></text:p>
      <text:p text:style-name="P11"/>
      <text:p text:style-name="P11"><text:bookmark text:name="CVE21"/><text:s/></text:p>
      <text:p text:style-name="P11"><text:bookmark text:name="CVE_Desc_21"/><text:s/></text:p>
      <text:p text:style-name="P11"/>
      <text:p text:style-name="P11"><text:bookmark text:name="CVE22"/><text:s/></text:p>
      <text:p text:style-name="P11"><text:bookmark text:name="CVE_Desc_22"/><text:s/></text:p>
      <text:p text:style-name="P11"/>
      <text:p text:style-name="P11"><text:bookmark text:name="CVE23"/><text:s/></text:p>
      <text:p text:style-name="P11"><text:bookmark text:name="CVE_Desc_23"/><text:s/></text:p>
      <text:p text:style-name="P11"/>
      <text:p text:style-name="P11"><text:bookmark text:name="CVE24"/><text:s/></text:p>
      <text:p text:style-name="P11"><text:bookmark text:name="CVE_Desc_24"/><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14:46:45.392190623</meta:creation-date>
    <dc:date>2024-01-27T15:57:26.410271796</dc:date>
    <meta:editing-duration>PT3H38M45S</meta:editing-duration>
    <meta:editing-cycles>28</meta:editing-cycles>
    <meta:generator>LibreOffice/7.6.4.1$Linux_X86_64 LibreOffice_project/60$Build-1</meta:generator>
    <meta:document-statistic meta:table-count="1" meta:image-count="0" meta:object-count="0" meta:page-count="4" meta:paragraph-count="68" meta:word-count="385" meta:character-count="2384" meta:non-whitespace-character-count="1963"/>
  </office:meta>
</office:document-meta>
</file>